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3.136000000000000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3.136000000000000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699573"/>
          <table:table-cell office:value-type="float" office:value="0.357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.0"/>
          <table:table-cell office:value-type="float" office:value="205.0"/>
          <table:table-cell office:value-type="float" office:value="7530.0"/>
          <table:table-cell office:value-type="float" office:value="25368.0"/>
          <table:table-cell office:value-type="float" office:value="968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335.0"/>
          <table:table-cell office:value-type="float" office:value="67533.0"/>
          <table:table-cell office:value-type="float" office:value="59671.0"/>
          <table:table-cell office:value-type="float" office:value="44162.0"/>
          <table:table-cell office:value-type="float" office:value="11677.0"/>
          <table:table-cell office:value-type="float" office:value="217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677969"/>
          <table:table-cell office:value-type="float" office:value="0.3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31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366.0"/>
          <table:table-cell office:value-type="float" office:value="58581.0"/>
          <table:table-cell office:value-type="float" office:value="42454.0"/>
          <table:table-cell office:value-type="string">
            <text:p/>
          </table:table-cell>
          <table:table-cell office:value-type="string">
            <text:p/>
          </table:table-cell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734825"/>
          <table:table-cell office:value-type="float" office:value="0.377"/>
          <table:table-cell office:value-type="float" office:value="0.05"/>
          <table:table-cell office:value-type="float" office:value="888.0"/>
          <table:table-cell office:value-type="float" office:value="0.0"/>
          <table:table-cell office:value-type="float" office:value="15.0"/>
          <table:table-cell office:value-type="float" office:value="655.0"/>
          <table:table-cell office:value-type="float" office:value="1741.0"/>
          <table:table-cell office:value-type="float" office:value="7054.0"/>
          <table:table-cell office:value-type="float" office:value="25380.0"/>
          <table:table-cell office:value-type="float" office:value="951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637.0"/>
          <table:table-cell office:value-type="float" office:value="59519.0"/>
          <table:table-cell office:value-type="float" office:value="52353.0"/>
          <table:table-cell office:value-type="float" office:value="38846.0"/>
          <table:table-cell office:value-type="float" office:value="10725.0"/>
          <table:table-cell office:value-type="float" office:value="217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624916"/>
          <table:table-cell office:value-type="float" office:value="0.2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39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365.0"/>
          <table:table-cell office:value-type="float" office:value="58580.0"/>
          <table:table-cell office:value-type="float" office:value="42454.0"/>
          <table:table-cell office:value-type="string">
            <text:p/>
          </table:table-cell>
          <table:table-cell office:value-type="string">
            <text:p/>
          </table:table-cell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693497"/>
          <table:table-cell office:value-type="float" office:value="0.319"/>
          <table:table-cell office:value-type="float" office:value="0.01"/>
          <table:table-cell office:value-type="float" office:value="273.0"/>
          <table:table-cell office:value-type="float" office:value="0.0"/>
          <table:table-cell office:value-type="float" office:value="3.0"/>
          <table:table-cell office:value-type="float" office:value="131.0"/>
          <table:table-cell office:value-type="float" office:value="462.0"/>
          <table:table-cell office:value-type="float" office:value="6891.0"/>
          <table:table-cell office:value-type="float" office:value="24569.0"/>
          <table:table-cell office:value-type="float" office:value="949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840.0"/>
          <table:table-cell office:value-type="float" office:value="57475.0"/>
          <table:table-cell office:value-type="float" office:value="50537.0"/>
          <table:table-cell office:value-type="float" office:value="37599.0"/>
          <table:table-cell office:value-type="float" office:value="10399.0"/>
          <table:table-cell office:value-type="float" office:value="217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